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1:</text:p>
      <text:p text:style-name="Standard"><text:tab/>Assumed each site as thread.</text:p>
      <text:p text:style-name="Standard"><text:tab/>Only one thread at time can take shared resource(H2,O)</text:p>
      <text:p text:style-name="Standard"><text:tab/>Maximun thresold number of threads can produce water</text:p>
      <text:p text:style-name="Standard"><text:tab/></text:p>
      <text:p text:style-name="Standard"><text:tab/></text:p>
      <text:p text:style-name="Standard"><text:tab/></text:p>
      <text:p text:style-name="Standard"><text:tab/>Semaphores:</text:p>
      <text:p text:style-name="Standard"/>
      <text:p text:style-name="Standard"><text:tab/><text:tab/>one binary semaphore for getting resources(H2,O)</text:p>
      <text:p text:style-name="Standard"><text:tab/><text:tab/>m binary semaphore for m sites</text:p>
      <text:p text:style-name="Standard"><text:tab/><text:tab/>one counter semaphore for thresold </text:p>
      <text:p text:style-name="Standard"><text:tab/></text:p>
      <text:p text:style-name="Standard"><text:tab/><text:tab/>Resource Semaphore:</text:p>
      <text:p text:style-name="Standard"><text:tab/><text:tab/><text:tab/>wait():when acquires resources(H2,O)</text:p>
      <text:p text:style-name="Standard"><text:tab/><text:tab/><text:tab/><text:tab/>only one thread at time should write shared data(resource)</text:p>
      <text:p text:style-name="Standard"><text:tab/><text:tab/><text:tab/>post():After resources acquired</text:p>
      <text:p text:style-name="Standard"><text:tab/><text:tab/></text:p>
      <text:p text:style-name="Standard"><text:tab/><text:tab/>M Binary Semaphore for respective Site:</text:p>
      <text:p text:style-name="Standard"><text:tab/><text:tab/><text:tab/>wait():when acquire resource and generate water</text:p>
      <text:p text:style-name="Standard"><text:tab/><text:tab/><text:tab/><text:tab/>if i th thread is locked then i+1 th and i-1 th thread can't produce water <text:s/></text:p>
      <text:p text:style-name="Standard"><text:tab/><text:tab/><text:tab/>post():when produced water</text:p>
      <text:p text:style-name="Standard"><text:tab/><text:tab/></text:p>
      <text:p text:style-name="Standard"><text:tab/><text:tab/>Thresold Semaphore:</text:p>
      <text:p text:style-name="Standard"><text:tab/><text:tab/><text:tab/>wait(): After site can acquires resources</text:p>
      <text:p text:style-name="Standard"><text:tab/><text:tab/><text:tab/><text:tab/>if more than thresold threads comes. <text:s/></text:p>
      <text:p text:style-name="Standard"><text:tab/><text:tab/><text:tab/>post():After produced water</text:p>
      <text:p text:style-name="Standard"/>
      <text:p text:style-name="Standard"><text:tab/>Deadlock: never goes to Deadlock, thread are releasing lock if it doesn't satisfies prerequest for water production</text:p>
      <text:p text:style-name="Standard"/>
      <text:p text:style-name="Standard"><text:tab/>Starvation: can goes to starvation depends on cpu scheduling.</text:p>
      <text:p text:style-name="Standard"><text:tab/></text:p>
      <text:p text:style-name="Standard"><text:tab/>race condition: yes there is race condition because depends on cpu scheduling</text:p>
      <text:p text:style-name="Standard"><text:tab/></text:p>
      <text:p text:style-name="Standard"><text:tab/> </text:p>
      <text:p text:style-name="Standard"><text:tab/><text:tab/> </text:p>
      <text:p text:style-name="Standard"/>
      <text:p text:style-name="Standard">Question 2:</text:p>
      <text:p text:style-name="Standard"><text:tab/> </text:p>
      <text:p text:style-name="Standard"><text:tab/>Correctness constraints:</text:p>
      <text:p text:style-name="Standard"><text:tab/><text:tab/>either a geek,non-geek or singer can reach the bridge and look for team of 4 which satisfies give constaints.</text:p>
      <text:p text:style-name="Standard"/>
      <text:p text:style-name="Standard"><text:tab/>Semaphores:</text:p>
      <text:p text:style-name="Standard"><text:tab/><text:tab/>mutex: for only one person can board the bridge</text:p>
      <text:p text:style-name="Standard"/>
      <text:p text:style-name="Standard"><text:tab/>Three Semaphores for each kind of person:</text:p>
      <text:p text:style-name="Standard"><text:tab/><text:tab/>wait when person came to bridge</text:p>
      <text:p text:style-name="Standard"><text:tab/></text:p>
      <text:p text:style-name="Standard"><text:tab/>race condition: there will be race condition because of randomness of creating threads</text:p>
      <text:p text:style-name="Standard"><text:tab/></text:p>
      <text:p text:style-name="Standard"><text:soft-page-break/><text:tab/>Deadlock: there will be no dead lock, handled mutex properly</text:p>
      <text:p text:style-name="Standard"/>
      <text:p text:style-name="Standard"><text:tab/>starvation: if proper match is not found there can be starvation</text:p>
      <text:p text:style-name="Standard"/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ya </meta:initial-creator>
    <meta:creation-date>2013-10-26T19:03:25</meta:creation-date>
    <dc:date>2013-10-26T23:55:16</dc:date>
    <dc:creator>Satya </dc:creator>
    <meta:editing-duration>PT4H36M4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53" meta:word-count="225" meta:character-count="1555" meta:non-whitespace-character-count="1266"/>
  </office:meta>
</office:document-meta>
</file>